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5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6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4" style:family="text">
      <style:text-properties style:font-name="Liberation Sans1" fo:font-size="36pt" style:font-size-asian="36pt" style:font-size-complex="36pt"/>
    </style:style>
    <style:style style:name="T55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color="#3333ff" style:font-name="Liberation Sans1" fo:font-size="26pt" style:font-size-asian="26pt" style:font-size-complex="26pt"/>
    </style:style>
    <style:style style:name="T57" style:family="text">
      <style:text-properties fo:color="#00cc33" style:font-name="Liberation Sans1" fo:font-size="32pt" style:font-size-asian="32pt" style:font-size-complex="32pt"/>
    </style:style>
    <style:style style:name="T58" style:family="text">
      <style:text-properties fo:color="#990099" style:font-name="Liberation Sans1" fo:font-size="32pt" style:font-size-asian="32pt" style:font-size-complex="32pt"/>
    </style:style>
    <style:style style:name="T59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type-casting</text:span><text:span text:style-name="T1"><text:line-break/></text:span><text:span text:style-name="T1">Real-Time Type Information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Circle;</text:span></text:p>
              </text:list-item>
            </text:list>
            <text:p text:style-name="P10"><text:span text:style-name="T6"><text:s text:c="2"/></text:span><text:span text:style-name="T6">Shape *s2 = new Shape;</text:span></text:p>
            <text:p text:style-name="P10"><text:span text:style-name="T7"><text:s text:c="2"/></text:span><text:span text:style-name="T7">Circle *s1c = (Circle*) s1; <text:s/>s1c-</text:span><text:span text:style-name="T7">&gt;setradius(1);</text:span></text:p>
            <text:p text:style-name="P10"><text:span text:style-name="T8"><text:s text:c="2"/></text:span><text:span text:style-name="T8">Circle *s2c = (Circle*) s2;</text:span><text:span text:style-name="T7"> <text:s/>s2c-</text:span><text:span text:style-name="T7">&gt;setradius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9"/></text:p>
            <text:p text:style-name="P12"><text:span text:style-name="T9"/></text:p>
            <text:list text:style-name="L5">
              <text:list-item>
                <text:p text:style-name="P12"><text:span text:style-name="T10">const_cast</text:span><text:span text:style-name="T11">&lt;type&gt;(expression) </text:span></text:p>
              </text:list-item>
              <text:list-item>
                <text:p text:style-name="P12"><text:span text:style-name="T10">reinterpret_cast</text:span><text:span text:style-name="T11">&lt;type&gt;(expression) </text:span></text:p>
              </text:list-item>
            </text:list>
            <text:list text:style-name="L4">
              <text:list-item>
                <text:p text:style-name="P12"><text:span text:style-name="T10">static_cast</text:span><text:span text:style-name="T11">&lt;type&gt;(expression) </text:span></text:p>
              </text:list-item>
              <text:list-item>
                <text:p text:style-name="P12"><text:span text:style-name="T10">dynamic_cast</text:span><text:span text:style-name="T11">&lt;type&gt;(expression) </text:span></text:p>
              </text:list-item>
            </text:list>
            <text:p text:style-name="P10"><text:span text:style-name="T12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3">Is used to remove const-ness:</text:span></text:p>
            <text:p text:style-name="P10"><text:span text:style-name="T14">void</text:span><text:span text:style-name="T15"> g(C* cp);</text:span><text:span text:style-name="T16">// programmer forgot “const”</text:span><text:span text:style-name="T15"><text:line-break/></text:span><text:span text:style-name="T14">void</text:span><text:span text:style-name="T15"> f(C </text:span><text:span text:style-name="T14">const</text:span><text:span text:style-name="T15">* cp) </text:span><text:span text:style-name="T15"><text:line-break/></text:span><text:span text:style-name="T15">{ </text:span><text:span text:style-name="T15"><text:line-break/></text:span><text:span text:style-name="T15">   g(</text:span><text:span text:style-name="T14">const_cast</text:span><text:span text:style-name="T15">&lt;C *&gt;(cp)); </text:span><text:span text:style-name="T15"><text:line-break/></text:span><text:span text:style-name="T15">} </text:span></text:p>
            <text:list text:style-name="L6">
              <text:list-item>
                <text:p text:style-name="P10"><text:span text:style-name="T13">Usually, you should design your variables/methods </text:span><text:span text:style-name="T13">such that you won’t have to use </text:span><text:span text:style-name="T9">const_cast</text:span><text:span text:style-name="T17">.</text:span></text:p>
              </text:list-item>
              <text:list-item>
                <text:p text:style-name="P10"><text:span text:style-name="T13">Compile time operator</text:span></text:p>
              </text:list-item>
              <text:list-item>
                <text:p text:style-name="P10"><text:span text:style-name="T13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8">const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3">Reinterpret byte patterns.</text:span></text:p>
              </text:list-item>
              <text:list-item>
                <text:p text:style-name="P10"><text:span text:style-name="T13">Circumvents type checking.</text:span></text:p>
              </text:list-item>
              <text:list-item>
                <text:p text:style-name="P10"><text:span text:style-name="T13">Implementation-dependent.</text:span></text:p>
              </text:list-item>
              <text:list-item>
                <text:p text:style-name="P10"><text:span text:style-name="T13">(Should be) used rarely.</text:span></text:p>
              </text:list-item>
              <text:list-item>
                <text:p text:style-name="P10"><text:span text:style-name="T13">Very dangerous! </text:span><text:span text:style-name="T21">(folder 4)</text:span><text:span text:style-name="T13">.</text:span></text:p>
              </text:list-item>
              <text:list-item>
                <text:p text:style-name="P10"><text:span text:style-name="T13">Usage example: writing an image file </text:span><text:span text:style-name="T22">(folder 5)</text:span><text:span text:style-name="T13">. </text:span></text:p>
                <text:p text:style-name="P10"><text:span text:style-name="T13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8">reinterpret_cast</text:span><text:span text:style-name="T19">&lt;type&gt;(expression) </text:span><text:span text:style-name="T19"><text:line-break/></text:span><text:span text:style-name="T19"/></text:p>
          <text:p text:style-name="P13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9">reinterpret_cast</text:span><text:span text:style-name="T19">&lt;type&gt;(expression) </text:span><text:span text:style-name="T19"><text:line-break/></text:span><text:span text:style-name="T19"/></text:p>
          <text:p text:style-name="P13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3">When conversion method is known during </text:span><text:span text:style-name="T13">compilation:</text:span></text:p>
            <text:list text:style-name="L7">
              <text:list-item>
                <text:list>
                  <text:list-item>
                    <text:p text:style-name="P19"><text:span text:style-name="T13">double→int, int→double, etc.</text:span></text:p>
                  </text:list-item>
                  <text:list-item>
                    <text:p text:style-name="P19"><text:span text:style-name="T13">Conversion operator / conversion constructor.</text:span></text:p>
                  </text:list-item>
                  <text:list-item>
                    <text:p text:style-name="P19"><text:span text:style-name="T13">up-cast – Circle→Shape, Circle*→Shape*. </text:span></text:p>
                    <text:p text:style-name="P19"><text:span text:style-name="T13"/></text:p>
                  </text:list-item>
                </text:list>
              </text:list-item>
            </text:list>
            <text:p text:style-name="P20"><text:span text:style-name="T23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3">e.g. won’t cast </text:span><text:span text:style-name="T11">int*</text:span><text:span text:style-name="T12"> to </text:span><text:span text:style-name="T11">float*</text:span></text:p>
                  </text:list-item>
                </text:list>
              </text:list-item>
            </text:list>
            <text:p text:style-name="P10"><text:span text:style-name="T12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2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8">static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4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5">reinterpret_cast</text:span><text:span text:style-name="T12"> does not do anything at runtime.</text:span></text:p>
            <text:p text:style-name="P10"><text:span text:style-name="T12"/></text:p>
            <text:p text:style-name="P10"><text:span text:style-name="T25">static_cast</text:span><text:span text:style-name="T12"> does at runtime a conversion </text:span><text:span text:style-name="T12">determined at compile time.</text:span></text:p>
            <text:p text:style-name="P10"><text:span text:style-name="T12"/></text:p>
            <text:p text:style-name="P10"><text:span text:style-name="T12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6">int main() {</text:span></text:p>
            <text:p><text:span text:style-name="T26"><text:s text:c="4"/></text:span><text:span text:style-name="T26">int i = 5;</text:span></text:p>
            <text:p><text:span text:style-name="T26"><text:s text:c="4"/></text:span><text:span text:style-name="T26">double d;</text:span></text:p>
            <text:p><text:span text:style-name="T26"><text:s text:c="4"/></text:span><text:span text:style-name="T26">d = (double)i;</text:span></text:p>
            <text:p><text:span text:style-name="T26"><text:s text:c="4"/></text:span><text:span text:style-name="T26">d = static_cast&lt;double&gt;(i);</text:span></text:p>
            <text:p><text:span text:style-name="T26"><text:s text:c="4"/></text:span><text:span text:style-name="T26">int&amp; ir = i;</text:span></text:p>
            <text:p><text:span text:style-name="T26"><text:s text:c="4"/></text:span><text:span text:style-name="T26">double&amp; dr0 = (double&amp;)ir;</text:span></text:p>
            <text:p><text:span text:style-name="T26"><text:s text:c="4"/></text:span><text:span text:style-name="T26">double&amp; dr = reinterpret_cast&lt;double&amp;&gt;(ir);</text:span></text:p>
            <text:p><text:span text:style-name="T26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7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7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3">Problem:</text:span></text:p>
            <text:p text:style-name="P10"><text:span text:style-name="T13"><text:s/></text:span><text:span text:style-name="T28">Up-casting</text:span><text:span text:style-name="T13"> works fine.</text:span></text:p>
            <text:list text:style-name="L7">
              <text:list-item>
                <text:list>
                  <text:list-item>
                    <text:p text:style-name="P19"><text:span text:style-name="T13">Treating sub-class as base class:</text:span></text:p>
                  </text:list-item>
                </text:list>
              </text:list-item>
            </text:list>
            <text:p text:style-name="P25"><text:span text:style-name="T17"><text:s text:c="3"/></text:span><text:span text:style-name="T17">Shape * s = </text:span><text:span text:style-name="T9">new</text:span><text:span text:style-name="T17"> Circle(); </text:span><text:span text:style-name="T17"><text:line-break/></text:span><text:span text:style-name="T17"/></text:p>
            <text:p text:style-name="P10"><text:span text:style-name="T13">What about </text:span><text:span text:style-name="T28">down-casting</text:span><text:span text:style-name="T13">?</text:span></text:p>
            <text:list text:continue-numbering="true" text:style-name="L7">
              <text:list-item>
                <text:list>
                  <text:list-item>
                    <text:p text:style-name="P19"><text:span text:style-name="T13">might not be safe!</text:span></text:p>
                  </text:list-item>
                  <text:list-item>
                    <text:p text:style-name="P19"><text:span text:style-name="T13">correctness cannot be determined by the </text:span><text:span text:style-name="T13">compiler.</text:span></text:p>
                  </text:list-item>
                </text:list>
              </text:list-item>
            </text:list>
            <text:p text:style-name="P25"><text:span text:style-name="T17"><text:s text:c="3"/></text:span><text:span text:style-name="T17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9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9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9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08cm 7.26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3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0">RTTI – Run Time Type Information</text:span><text:span text:style-name="T30"><text:line-break/></text:span><text:span text:style-name="T30"/></text:p>
            <text:p text:style-name="P10"><text:span text:style-name="T30"/></text:p>
            <text:p text:style-name="P10"><text:span text:style-name="T30">Mechanisms for RTTI:</text:span></text:p>
            <text:list text:style-name="L8">
              <text:list-item>
                <text:p text:style-name="P25"><text:span text:style-name="T31">dynamic_cast</text:span><text:span text:style-name="T32"> </text:span><text:span text:style-name="T30">operator</text:span></text:p>
              </text:list-item>
              <text:list-item>
                <text:p text:style-name="P25"><text:span text:style-name="T31">typeid</text:span><text:span text:style-name="T32"> </text:span><text:span text:style-name="T30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30">Enables run-time type checking:</text:span></text:p>
            <text:p text:style-name="P30"><text:span text:style-name="T30"/></text:p>
            <text:p text:style-name="P30"><text:span text:style-name="T30">When </text:span><text:span text:style-name="T33">expression </text:span><text:span text:style-name="T34">is a </text:span><text:span text:style-name="T35">pointer</text:span><text:span text:style-name="T33">:</text:span></text:p>
            <text:list text:style-name="L5">
              <text:list-item>
                <text:list>
                  <text:list-item>
                    <text:p text:style-name="P19"><text:span text:style-name="T34">Returns a valid pointer if </text:span><text:span text:style-name="T33">expression </text:span><text:span text:style-name="T34">really points to type </text:span><text:span text:style-name="T33">T</text:span></text:p>
                  </text:list-item>
                  <text:list-item>
                    <text:p text:style-name="P19"><text:span text:style-name="T34">null pointer value otherwise</text:span></text:p>
                  </text:list-item>
                </text:list>
              </text:list-item>
            </text:list>
            <text:p text:style-name="P31"><text:span text:style-name="T34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30">Enables run-time type checking:</text:span></text:p>
            <text:p text:style-name="P30"><text:span text:style-name="T30"/></text:p>
            <text:p text:style-name="P30"><text:span text:style-name="T30">When </text:span><text:span text:style-name="T33">expression </text:span><text:span text:style-name="T34">is a </text:span><text:span text:style-name="T36">reference</text:span><text:span text:style-name="T33">:</text:span></text:p>
            <text:list text:style-name="L5">
              <text:list-item>
                <text:list>
                  <text:list-item>
                    <text:p text:style-name="P19"><text:span text:style-name="T34">Returns a valid reference if </text:span><text:span text:style-name="T33">expression <text:s/></text:span><text:span text:style-name="T34">is really of type </text:span><text:span text:style-name="T33">T</text:span></text:p>
                  </text:list-item>
                  <text:list-item>
                    <text:p text:style-name="P19"><text:span text:style-name="T34">Throws an exception when it fails </text:span><text:span text:style-name="T34">(“</text:span><text:span text:style-name="T33">bad_cast</text:span><text:span text:style-name="T34">”)</text:span></text:p>
                  </text:list-item>
                </text:list>
              </text:list-item>
            </text:list>
            <text:p text:style-name="P31"><text:span text:style-name="T34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7"/></text:p>
            <text:p text:style-name="P32"><text:span text:style-name="T17">Shape* s = container.pop(); </text:span><text:span text:style-name="T17"><text:line-break/></text:span><text:span text:style-name="T17">Circle* c = </text:span><text:span text:style-name="T9">dynamic_cast</text:span><text:span text:style-name="T17">&lt;Circle*&gt;(s); </text:span><text:span text:style-name="T17"><text:line-break/></text:span><text:span text:style-name="T9">if</text:span><text:span text:style-name="T17"> (c != nullptr) {</text:span><text:span text:style-name="T37">// c is a circle </text:span><text:span text:style-name="T37"><text:line-break/></text:span><text:span text:style-name="T17"> </text:span><text:span text:style-name="T37"><text:s text:c="2"/></text:span><text:span text:style-name="T17">c-&gt;setRadius(42);</text:span></text:p>
            <text:p text:style-name="P32"><text:span text:style-name="T17">} </text:span><text:span text:style-name="T9">else</text:span><text:span text:style-name="T17"> {</text:span><text:span text:style-name="T17"><text:line-break/></text:span><text:span text:style-name="T17">   ...</text:span></text:p>
            <text:p text:style-name="P32"><text:span text:style-name="T17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9">dynamic_cast</text:span><text:span text:style-name="T17">&lt;T&gt;(expression) </text:span><text:span text:style-name="T17"><text:line-break/></text:span><text:span text:style-name="T17"/></text:p>
            <text:p text:style-name="P25"><text:span text:style-name="T28">Note: </text:span></text:p>
            <text:list text:style-name="L6">
              <text:list-item>
                <text:p text:style-name="P10"><text:span text:style-name="T13">Used only on </text:span><text:span text:style-name="T28">pointer</text:span><text:span text:style-name="T13"> or </text:span><text:span text:style-name="T28">reference</text:span><text:span text:style-name="T13"> types.</text:span></text:p>
              </text:list-item>
              <text:list-item>
                <text:p text:style-name="P10"><text:span text:style-name="T13">Can be used for:</text:span></text:p>
                <text:list>
                  <text:list-item>
                    <text:p text:style-name="P33"><text:span text:style-name="T28">up-cast</text:span><text:span text:style-name="T13"> – useless – done automatically.</text:span></text:p>
                  </text:list-item>
                  <text:list-item>
                    <text:p text:style-name="P33"><text:span text:style-name="T28">down-cast</text:span><text:span text:style-name="T13"> – most useful.</text:span></text:p>
                  </text:list-item>
                  <text:list-item>
                    <text:p text:style-name="P33"><text:span text:style-name="T28">cross-cast</text:span><text:span text:style-name="T13"> – useful with multiple inheritance.</text:span></text:p>
                  </text:list-item>
                </text:list>
              </text:list-item>
              <text:list-item>
                <text:p text:style-name="P10"><text:span text:style-name="T28">Only for types with virtual-functions </text:span><text:span text:style-name="T13">(“Polymorphic types”) - These object have a space </text:span><text:span text:style-name="T13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20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8">class</text:span><text:span text:style-name="T39"> Circle : </text:span><text:span text:style-name="T38">public</text:span><text:span text:style-name="T39"> Shape </text:span><text:span text:style-name="T39"><text:line-break/></text:span><text:span text:style-name="T39">{ </text:span><text:span text:style-name="T39"><text:line-break/></text:span><text:span text:style-name="T39">   </text:span><text:span text:style-name="T38">virtual</text:span><text:span text:style-name="T39"> </text:span><text:span text:style-name="T38">void</text:span><text:span text:style-name="T39"> draw(); </text:span><text:span text:style-name="T39"><text:line-break/></text:span><text:span text:style-name="T39">} </text:span><text:span text:style-name="T39"><text:line-break/></text:span><text:span text:style-name="T38">class</text:span><text:span text:style-name="T39"> Date : </text:span><text:span text:style-name="T38">public</text:span><text:span text:style-name="T39"> Time </text:span><text:span text:style-name="T39"><text:line-break/></text:span><text:span text:style-name="T39">{ </text:span><text:span text:style-name="T39"><text:line-break/></text:span><text:span text:style-name="T39">    </text:span><text:span text:style-name="T40">// Time has no virtual functions </text:span><text:span text:style-name="T40"><text:line-break/></text:span><text:span text:style-name="T39">} </text:span><text:span text:style-name="T39"><text:line-break/></text:span><text:span text:style-name="T38">void</text:span><text:span text:style-name="T39"> foo(Shape * s, Time * t) </text:span><text:span text:style-name="T39"><text:line-break/></text:span><text:span text:style-name="T39">{ </text:span><text:span text:style-name="T39"><text:line-break/></text:span><text:span text:style-name="T39">   Circle * c =</text:span></text:p>
            <text:p text:style-name="P10"><text:span text:style-name="T39"><text:s text:c="4"/></text:span><text:span text:style-name="T38">dynamic_cast</text:span><text:span text:style-name="T39">&lt;Circle*&gt;( s ); </text:span><text:span text:style-name="T40">//ok </text:span><text:span text:style-name="T40"><text:line-break/></text:span><text:span text:style-name="T40"> <text:s text:c="2"/></text:span><text:span text:style-name="T39">Date * date = <text:s/></text:span></text:p>
            <text:p text:style-name="P10"><text:span text:style-name="T39"><text:s text:c="4"/></text:span><text:span text:style-name="T38">dynamic_cast</text:span><text:span text:style-name="T39">&lt;Date*&gt;( t ); </text:span><text:span text:style-name="T41">//compilation </text:span><text:span text:style-name="T41">error </text:span><text:span text:style-name="T40"><text:line-break/></text:span><text:span text:style-name="T39">} </text:span><text:span text:style-name="T39"><text:line-break/></text:span><text:span text:style-name="T39"/></text:p>
            <text:p text:style-name="P10"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4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30"><text:s/></text:span><text:span text:style-name="T30">Obtains info about an object/expression</text:span></text:p>
              </text:list-item>
            </text:list>
            <text:p text:style-name="P35"><text:span text:style-name="T30">usage: </text:span><text:span text:style-name="T9">typeid</text:span><text:span text:style-name="T30">( obj ) <text:s text:c="3"/>(like “</text:span><text:span text:style-name="T9">sizeof</text:span><text:span text:style-name="T30">”)</text:span></text:p>
            <text:p text:style-name="P25"><text:span text:style-name="T42">Example:</text:span><text:span text:style-name="T43"><text:line-break/></text:span><text:span text:style-name="T44">Animal&amp; d = *new Dog{}; // virt. class</text:span><text:span text:style-name="T44"><text:line-break/></text:span><text:span text:style-name="T17">Animal&amp; c = *new Cat{}; </text:span><text:span text:style-name="T17"><text:line-break/></text:span><text:span text:style-name="T17">cout &lt;&lt; <text:s text:c="2"/></text:span><text:span text:style-name="T45">"d is a "</text:span><text:span text:style-name="T17"> &lt;&lt; </text:span><text:span text:style-name="T9">typeid</text:span><text:span text:style-name="T17">(d).name() </text:span></text:p>
            <text:p text:style-name="P25"><text:span text:style-name="T17"><text:s text:c="5"/></text:span><text:span text:style-name="T17">&lt;&lt; </text:span><text:span text:style-name="T45">", c is a "</text:span><text:span text:style-name="T17"> &lt;&lt; </text:span><text:span text:style-name="T9">typeid</text:span><text:span text:style-name="T17">(c).name() <text:s text:c="4"/></text:span></text:p>
            <text:p text:style-name="P25"><text:span text:style-name="T17"><text:s text:c="5"/></text:span><text:span text:style-name="T17">&lt;&lt;endl; </text:span></text:p>
            <text:p text:style-name="P36"><text:span text:style-name="T46">Output (might be):</text:span><text:span text:style-name="T13"> </text:span><text:span text:style-name="T13"><text:line-break/></text:span><text:span text:style-name="T13">d is a Dog, c is a Cat</text:span></text:p>
            <text:p text:style-name="P10"><text:span text:style-name="T13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30"><text:s/></text:span><text:span text:style-name="T30">Obtains info about an object/expression</text:span></text:p>
              </text:list-item>
            </text:list>
            <text:p text:style-name="P35"><text:span text:style-name="T30">usage: </text:span><text:span text:style-name="T9">typeid</text:span><text:span text:style-name="T30">( obj ) <text:s text:c="3"/>(like “</text:span><text:span text:style-name="T9">sizeof</text:span><text:span text:style-name="T30">”)</text:span></text:p>
            <text:p text:style-name="P25"><text:span text:style-name="T42">Example:</text:span><text:span text:style-name="T43"><text:line-break/></text:span><text:span text:style-name="T44">Animal&amp; d = *new Dog{}; // virt. class</text:span><text:span text:style-name="T44"><text:line-break/></text:span><text:span text:style-name="T17">Animal&amp; c = *new Cat{}; </text:span><text:span text:style-name="T17"><text:line-break/></text:span><text:span text:style-name="T17">cout &lt;&lt; <text:s text:c="2"/></text:span><text:span text:style-name="T45">"d is a "</text:span><text:span text:style-name="T17"> &lt;&lt; </text:span><text:span text:style-name="T9">typeid</text:span><text:span text:style-name="T17">(d).name() </text:span></text:p>
            <text:p text:style-name="P25"><text:span text:style-name="T17"><text:s text:c="5"/></text:span><text:span text:style-name="T17">&lt;&lt; </text:span><text:span text:style-name="T45">", c is a "</text:span><text:span text:style-name="T17"> &lt;&lt; </text:span><text:span text:style-name="T9">typeid</text:span><text:span text:style-name="T17">(c).name() <text:s text:c="3"/></text:span></text:p>
            <text:p text:style-name="P25"><text:span text:style-name="T17"><text:s text:c="5"/></text:span><text:span text:style-name="T17">&lt;&lt;endl; </text:span></text:p>
            <text:p text:style-name="P36"><text:span text:style-name="T46">Output </text:span><text:span text:style-name="T47">(becase it does not have to be the name of </text:span><text:span text:style-name="T47">the type that the programmer used, it might also be)</text:span><text:span text:style-name="T46">:</text:span><text:span text:style-name="T13"><text:line-break/></text:span><text:span text:style-name="T13">d is a 3Dog, c is a 3Cat</text:span></text:p>
            <text:p text:style-name="P10"><text:span text:style-name="T13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8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9">void</text:span><text:span text:style-name="T50"> rotate( shape </text:span><text:span text:style-name="T49">const</text:span><text:span text:style-name="T50">&amp; s ) </text:span><text:span text:style-name="T50"><text:line-break/></text:span><text:span text:style-name="T50">{ </text:span><text:span text:style-name="T50"><text:line-break/></text:span><text:span text:style-name="T50">   </text:span><text:span text:style-name="T49">if</text:span><text:span text:style-name="T50"> (</text:span><text:span text:style-name="T49">typeid</text:span><text:span text:style-name="T50">(s) == </text:span><text:span text:style-name="T49">typeid</text:span><text:span text:style-name="T50">(Circle) ) </text:span><text:span text:style-name="T50"><text:line-break/></text:span><text:span text:style-name="T50">   </text:span><text:span text:style-name="T51">//do nothing </text:span><text:span text:style-name="T51"><text:line-break/></text:span><text:span text:style-name="T49">else</text:span><text:span text:style-name="T50"> </text:span><text:span text:style-name="T49">if</text:span><text:span text:style-name="T50"> (</text:span><text:span text:style-name="T49">typeid</text:span><text:span text:style-name="T50">(s) == </text:span><text:span text:style-name="T49">typeid</text:span><text:span text:style-name="T50">(Triangle) ) </text:span><text:span text:style-name="T50"><text:line-break/></text:span><text:span text:style-name="T50">   </text:span><text:span text:style-name="T51">//rotate Triangle </text:span><text:span text:style-name="T51"><text:line-break/></text:span><text:span text:style-name="T49">else</text:span><text:span text:style-name="T50"> </text:span><text:span text:style-name="T49">if</text:span><text:span text:style-name="T50"> (</text:span><text:span text:style-name="T49">typeid</text:span><text:span text:style-name="T50">(s) == </text:span><text:span text:style-name="T49">typeid</text:span><text:span text:style-name="T50">(Rectangle) ) </text:span><text:span text:style-name="T50"><text:line-break/></text:span><text:span text:style-name="T50">   </text:span><text:span text:style-name="T51">//rotate Rectangle </text:span><text:span text:style-name="T51"><text:line-break/></text:span><text:span text:style-name="T50">} </text:span><text:span text:style-name="T50"><text:line-break/></text:span><text:span text:style-name="T50"/></text:p>
            <text:p text:style-name="P32"><text:span text:style-name="T50"><text:line-break/></text:span><text:span text:style-name="T50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52">Use virtual functions when you can !</text:span></text:p>
            </text:list-item>
            <text:list-item>
              <text:p text:style-name="P37"><text:span text:style-name="T52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3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4">Compile-time</text:span></text:p>
              </table:table-cell>
              <table:table-cell>
                <text:p text:style-name="P38"><text:span text:style-name="T54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5">const_cast</text:span></text:p>
              </table:table-cell>
              <table:table-cell table:style-name="ce3">
                <text:p text:style-name="P40"><text:span text:style-name="T56">Check that source, target are the same except const</text:span></text:p>
              </table:table-cell>
              <table:table-cell table:style-name="ce4">
                <text:p text:style-name="P41"><text:span text:style-name="T57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5">reinterpret_cast</text:span></text:p>
              </table:table-cell>
              <table:table-cell table:style-name="ce3">
                <text:p text:style-name="P40"><text:span text:style-name="T56">Check that source, target are pointers / refs</text:span></text:p>
              </table:table-cell>
              <table:table-cell table:style-name="ce4">
                <text:p text:style-name="P41"><text:span text:style-name="T57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5">static_cast</text:span></text:p>
              </table:table-cell>
              <table:table-cell table:style-name="ce3">
                <text:p text:style-name="P40"><text:span text:style-name="T56">Check that there is a conversion source→target </text:span></text:p>
              </table:table-cell>
              <table:table-cell table:style-name="ce5">
                <text:p text:style-name="P42"><text:span text:style-name="T58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5">dynamic_cast</text:span></text:p>
              </table:table-cell>
              <table:table-cell table:style-name="ce3">
                <text:p text:style-name="P40"><text:span text:style-name="T56">Check that the class is polymorphic</text:span></text:p>
              </table:table-cell>
              <table:table-cell table:style-name="ce6">
                <text:p text:style-name="P43"><text:span text:style-name="T59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9">19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9">19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80</meta:editing-cycles>
    <meta:print-date>1999-11-04T13:06:28</meta:print-date>
    <meta:creation-date>1999-10-10T10:49:40</meta:creation-date>
    <dc:date>2020-05-19T13:18:48.016700057</dc:date>
    <meta:editing-duration>P29DT13H14M28S</meta:editing-duration>
    <meta:generator>LibreOffice/6.2.8.2$Linux_X86_64 LibreOffice_project/20$Build-2</meta:generator>
    <dc:creator>Erel Segal-Halevi</dc:cre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